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r" fo:country="FR" officeooo:paragraph-rsid="000da322"/>
    </style:style>
    <style:style style:name="P2" style:family="paragraph" style:parent-style-name="Heading">
      <style:text-properties fo:language="fr" fo:country="FR"/>
    </style:style>
    <style:style style:name="P3" style:family="paragraph" style:parent-style-name="Text_20_body">
      <style:text-properties fo:language="fr" fo:country="FR"/>
    </style:style>
    <style:style style:name="P4" style:family="paragraph" style:parent-style-name="Title">
      <style:text-properties fo:language="fr" fo:country="FR"/>
    </style:style>
    <style:style style:name="P5" style:family="paragraph" style:parent-style-name="Header">
      <style:text-properties fo:language="fr" fo:country="FR"/>
    </style:style>
    <style:style style:name="P6" style:family="paragraph" style:parent-style-name="Subtitle">
      <style:text-properties fo:language="fr" fo:country="FR" officeooo:rsid="002757ba" officeooo:paragraph-rsid="007ff4bb"/>
    </style:style>
    <style:style style:name="P7" style:family="paragraph" style:parent-style-name="Text_20_body">
      <style:text-properties fo:language="fr" fo:country="FR"/>
    </style:style>
    <style:style style:name="P8" style:family="paragraph" style:parent-style-name="Text_20_body">
      <style:text-properties fo:language="fr" fo:country="FR" officeooo:paragraph-rsid="0088dfc6"/>
    </style:style>
    <style:style style:name="P9" style:family="paragraph" style:parent-style-name="Text_20_body">
      <style:text-properties fo:language="fr" fo:country="FR" officeooo:paragraph-rsid="008ac929"/>
    </style:style>
    <style:style style:name="P10" style:family="paragraph" style:parent-style-name="Text_20_body" style:list-style-name="L1">
      <style:text-properties fo:language="fr" fo:country="FR" officeooo:rsid="008ac929" officeooo:paragraph-rsid="008ac929"/>
    </style:style>
    <style:style style:name="P11" style:family="paragraph" style:parent-style-name="Text_20_body">
      <style:text-properties fo:language="fr" fo:country="FR" officeooo:paragraph-rsid="008bc036"/>
    </style:style>
    <style:style style:name="P12" style:family="paragraph" style:parent-style-name="Text_20_body" style:list-style-name="L2">
      <style:text-properties fo:language="fr" fo:country="FR" officeooo:rsid="008bc036" officeooo:paragraph-rsid="008bc036"/>
    </style:style>
    <style:style style:name="P13" style:family="paragraph" style:parent-style-name="Text_20_body" style:list-style-name="L2">
      <style:text-properties fo:language="fr" fo:country="FR" officeooo:rsid="008c53a1" officeooo:paragraph-rsid="008c53a1"/>
    </style:style>
    <style:style style:name="P14" style:family="paragraph" style:parent-style-name="Text_20_body" style:list-style-name="L2">
      <style:text-properties fo:language="fr" fo:country="FR" officeooo:rsid="008c53a1" officeooo:paragraph-rsid="008cd078"/>
    </style:style>
    <style:style style:name="P15" style:family="paragraph" style:parent-style-name="Text_20_body">
      <style:text-properties fo:language="fr" fo:country="FR" officeooo:rsid="008c53a1" officeooo:paragraph-rsid="008cd078"/>
    </style:style>
    <style:style style:name="P16" style:family="paragraph" style:parent-style-name="Text_20_body">
      <style:text-properties fo:language="fr" fo:country="FR" officeooo:rsid="008c53a1" officeooo:paragraph-rsid="008e5386"/>
    </style:style>
    <style:style style:name="P17" style:family="paragraph" style:parent-style-name="Text_20_body">
      <style:text-properties fo:language="fr" fo:country="FR" officeooo:rsid="008c53a1" officeooo:paragraph-rsid="0092d342"/>
    </style:style>
    <style:style style:name="P18" style:family="paragraph" style:parent-style-name="Text_20_body">
      <style:text-properties fo:language="fr" fo:country="FR" officeooo:paragraph-rsid="0094a5d5"/>
    </style:style>
    <style:style style:name="P19" style:family="paragraph" style:parent-style-name="Text_20_body">
      <style:text-properties fo:language="fr" fo:country="FR" officeooo:paragraph-rsid="009781d7"/>
    </style:style>
    <style:style style:name="P20" style:family="paragraph" style:parent-style-name="Text_20_body">
      <style:text-properties fo:language="fr" fo:country="FR" officeooo:paragraph-rsid="009785cd"/>
    </style:style>
    <style:style style:name="P21" style:family="paragraph" style:parent-style-name="Text_20_body">
      <style:text-properties fo:language="fr" fo:country="FR" officeooo:paragraph-rsid="0097899e"/>
    </style:style>
    <style:style style:name="P22" style:family="paragraph" style:parent-style-name="Text_20_body">
      <style:text-properties fo:language="fr" fo:country="FR" officeooo:paragraph-rsid="009ec305"/>
    </style:style>
    <style:style style:name="P23" style:family="paragraph" style:parent-style-name="Text_20_body" style:list-style-name="L3">
      <style:text-properties fo:language="fr" fo:country="FR" officeooo:rsid="009ec305" officeooo:paragraph-rsid="009ec305"/>
    </style:style>
    <style:style style:name="P24" style:family="paragraph" style:parent-style-name="Text_20_body" style:list-style-name="L3">
      <style:text-properties fo:language="fr" fo:country="FR" officeooo:rsid="009ec305" officeooo:paragraph-rsid="009f9ecf"/>
    </style:style>
    <style:style style:name="P25" style:family="paragraph" style:parent-style-name="Text_20_body" style:list-style-name="L3">
      <style:text-properties fo:language="fr" fo:country="FR" officeooo:rsid="00a15ef2" officeooo:paragraph-rsid="00a307f6"/>
    </style:style>
    <style:style style:name="P26" style:family="paragraph" style:parent-style-name="Text_20_body" style:list-style-name="L3">
      <style:text-properties fo:language="fr" fo:country="FR" officeooo:rsid="00a7c722" officeooo:paragraph-rsid="00a7c722"/>
    </style:style>
    <style:style style:name="P27" style:family="paragraph" style:parent-style-name="Subtitle">
      <style:text-properties fo:language="fr" fo:country="FR" officeooo:rsid="007ff4bb" officeooo:paragraph-rsid="007ff4bb"/>
    </style:style>
    <style:style style:name="P28" style:family="paragraph" style:parent-style-name="Heading_20_1">
      <style:text-properties fo:language="fr" fo:country="FR"/>
    </style:style>
    <style:style style:name="P29" style:family="paragraph" style:parent-style-name="Heading_20_1">
      <style:text-properties fo:language="fr" fo:country="FR" officeooo:rsid="0088dfc6" officeooo:paragraph-rsid="0088dfc6"/>
    </style:style>
    <style:style style:name="P30" style:family="paragraph" style:parent-style-name="Heading_20_2">
      <style:text-properties fo:language="fr" fo:country="FR"/>
    </style:style>
    <style:style style:name="P31" style:family="paragraph" style:parent-style-name="Heading_20_3">
      <style:text-properties fo:language="fr" fo:country="FR" officeooo:rsid="008ac929" officeooo:paragraph-rsid="008ac929"/>
    </style:style>
    <style:style style:name="P32" style:family="paragraph" style:parent-style-name="Heading_20_3">
      <style:text-properties fo:language="fr" fo:country="FR" officeooo:paragraph-rsid="00936dd2"/>
    </style:style>
    <style:style style:name="P33" style:family="paragraph" style:parent-style-name="Preformatted_20_Text">
      <style:text-properties fo:color="#000000" fo:language="fr" fo:country="FR" officeooo:paragraph-rsid="0097899e"/>
    </style:style>
    <style:style style:name="P34" style:family="paragraph" style:parent-style-name="Preformatted_20_Text">
      <style:text-properties fo:color="#000000" fo:font-size="10.5pt" fo:language="fr" fo:country="FR" officeooo:paragraph-rsid="0097899e" style:font-size-asian="10.5pt" style:font-size-complex="10.5pt"/>
    </style:style>
    <style:style style:name="P35" style:family="paragraph" style:parent-style-name="Preformatted_20_Text">
      <style:paragraph-properties fo:text-align="start" style:justify-single-word="false"/>
      <style:text-properties fo:color="#800080" fo:language="fr" fo:country="FR" officeooo:rsid="008c53a1" officeooo:paragraph-rsid="0092d342"/>
    </style:style>
    <style:style style:name="P36" style:family="paragraph" style:parent-style-name="Preformatted_20_Text">
      <style:text-properties fo:language="fr" fo:country="FR" officeooo:paragraph-rsid="0097899e"/>
    </style:style>
    <style:style style:name="P37" style:family="paragraph" style:parent-style-name="Preformatted_20_Text">
      <style:paragraph-properties fo:margin-top="0cm" fo:margin-bottom="0.499cm" style:contextual-spacing="false" fo:text-align="start" style:justify-single-word="false" fo:background-color="#ffffff">
        <style:background-image/>
      </style:paragraph-properties>
      <style:text-properties fo:color="#800080" fo:language="fr" fo:country="FR"/>
    </style:style>
    <style:style style:name="P38" style:family="paragraph" style:parent-style-name="Preformatted_20_Text">
      <style:paragraph-properties fo:margin-top="0cm" fo:margin-bottom="0.499cm" style:contextual-spacing="false" fo:background-color="#ffffff">
        <style:background-image/>
      </style:paragraph-properties>
      <style:text-properties fo:color="#000000" fo:font-size="10.5pt" fo:language="fr" fo:country="FR" style:font-size-asian="10.5pt" style:font-size-complex="10.5pt"/>
    </style:style>
    <style:style style:name="P39" style:family="paragraph" style:parent-style-name="Preformatted_20_Text">
      <style:paragraph-properties fo:text-align="start" style:justify-single-word="false" fo:background-color="#ffffff">
        <style:background-image/>
      </style:paragraph-properties>
      <style:text-properties fo:color="#000000" fo:language="fr" fo:country="FR"/>
    </style:style>
    <style:style style:name="P40" style:family="paragraph" style:parent-style-name="Preformatted_20_Text">
      <style:paragraph-properties fo:background-color="#ffffff">
        <style:background-image/>
      </style:paragraph-properties>
      <style:text-properties fo:color="#000000" fo:font-size="10.5pt" fo:language="fr" fo:country="FR" style:font-size-asian="10.5pt" style:font-size-complex="10.5pt"/>
    </style:style>
    <style:style style:name="T1" style:family="text">
      <style:text-properties officeooo:rsid="000da322"/>
    </style:style>
    <style:style style:name="T2" style:family="text">
      <style:text-properties officeooo:rsid="007ff4bb"/>
    </style:style>
    <style:style style:name="T3" style:family="text">
      <style:text-properties officeooo:rsid="0085b4af"/>
    </style:style>
    <style:style style:name="T4" style:family="text">
      <style:text-properties officeooo:rsid="0088977f"/>
    </style:style>
    <style:style style:name="T5" style:family="text">
      <style:text-properties officeooo:rsid="0088dfc6"/>
    </style:style>
    <style:style style:name="T6" style:family="text">
      <style:text-properties fo:font-style="italic" officeooo:rsid="008ac929" style:font-style-asian="italic" style:font-style-complex="italic"/>
    </style:style>
    <style:style style:name="T7" style:family="text">
      <style:text-properties fo:font-style="italic" officeooo:rsid="008cd078" style:font-style-asian="italic" style:font-style-complex="italic"/>
    </style:style>
    <style:style style:name="T8" style:family="text">
      <style:text-properties fo:font-style="italic" officeooo:rsid="008e5386" style:font-style-asian="italic" style:font-style-complex="italic"/>
    </style:style>
    <style:style style:name="T9" style:family="text">
      <style:text-properties fo:font-style="italic" officeooo:rsid="0092d342" style:font-style-asian="italic" style:font-style-complex="italic"/>
    </style:style>
    <style:style style:name="T10" style:family="text">
      <style:text-properties fo:font-style="italic" officeooo:rsid="0094a5d5" style:font-style-asian="italic" style:font-style-complex="italic"/>
    </style:style>
    <style:style style:name="T11" style:family="text">
      <style:text-properties fo:font-style="italic" officeooo:rsid="0095db09" style:font-style-asian="italic" style:font-style-complex="italic"/>
    </style:style>
    <style:style style:name="T12" style:family="text">
      <style:text-properties fo:font-style="italic" officeooo:rsid="009781d7" style:font-style-asian="italic" style:font-style-complex="italic"/>
    </style:style>
    <style:style style:name="T13" style:family="text">
      <style:text-properties fo:font-style="normal" officeooo:rsid="008e5386" style:font-style-asian="normal" style:font-style-complex="normal"/>
    </style:style>
    <style:style style:name="T14" style:family="text">
      <style:text-properties fo:font-style="normal" officeooo:rsid="0091c5a2" style:font-style-asian="normal" style:font-style-complex="normal"/>
    </style:style>
    <style:style style:name="T15" style:family="text">
      <style:text-properties fo:font-style="normal" officeooo:rsid="0092d342" style:font-style-asian="normal" style:font-style-complex="normal"/>
    </style:style>
    <style:style style:name="T16" style:family="text">
      <style:text-properties fo:font-style="normal" officeooo:rsid="00936dd2" style:font-style-asian="normal" style:font-style-complex="normal"/>
    </style:style>
    <style:style style:name="T17" style:family="text">
      <style:text-properties fo:font-style="normal" officeooo:rsid="0094a5d5" style:font-style-asian="normal" style:font-style-complex="normal"/>
    </style:style>
    <style:style style:name="T18" style:family="text">
      <style:text-properties fo:font-style="normal" officeooo:rsid="0095db09" style:font-style-asian="normal" style:font-style-complex="normal"/>
    </style:style>
    <style:style style:name="T19" style:family="text">
      <style:text-properties fo:font-style="normal" officeooo:rsid="0096d228" style:font-style-asian="normal" style:font-style-complex="normal"/>
    </style:style>
    <style:style style:name="T20" style:family="text">
      <style:text-properties fo:font-style="normal" officeooo:rsid="009781d7" style:font-style-asian="normal" style:font-style-complex="normal"/>
    </style:style>
    <style:style style:name="T21" style:family="text">
      <style:text-properties fo:font-style="normal" officeooo:rsid="0097899e" style:font-style-asian="normal" style:font-style-complex="normal"/>
    </style:style>
    <style:style style:name="T22" style:family="text">
      <style:text-properties officeooo:rsid="008ac929"/>
    </style:style>
    <style:style style:name="T23" style:family="text">
      <style:text-properties officeooo:rsid="008c53a1"/>
    </style:style>
    <style:style style:name="T24" style:family="text">
      <style:text-properties officeooo:rsid="008cd078"/>
    </style:style>
    <style:style style:name="T25" style:family="text">
      <style:text-properties fo:font-weight="bold" style:font-weight-asian="bold" style:font-weight-complex="bold"/>
    </style:style>
    <style:style style:name="T26" style:family="text">
      <style:text-properties fo:color="#004a43"/>
    </style:style>
    <style:style style:name="T27" style:family="text">
      <style:text-properties fo:color="#800000"/>
    </style:style>
    <style:style style:name="T28" style:family="text">
      <style:text-properties fo:color="#800000" fo:font-weight="bold"/>
    </style:style>
    <style:style style:name="T29" style:family="text">
      <style:text-properties fo:color="#40015a"/>
    </style:style>
    <style:style style:name="T30" style:family="text">
      <style:text-properties fo:color="#808030"/>
    </style:style>
    <style:style style:name="T31" style:family="text">
      <style:text-properties fo:color="#008c00"/>
    </style:style>
    <style:style style:name="T32" style:family="text">
      <style:text-properties fo:color="#800080"/>
    </style:style>
    <style:style style:name="T33" style:family="text">
      <style:text-properties fo:color="#0000e6"/>
    </style:style>
    <style:style style:name="T34" style:family="text">
      <style:text-properties fo:color="#00cc00"/>
    </style:style>
    <style:style style:name="T35" style:family="text">
      <style:text-properties fo:color="#0000ff"/>
    </style:style>
    <style:style style:name="T36" style:family="text">
      <style:text-properties fo:color="#009900"/>
    </style:style>
    <style:style style:name="T37" style:family="text">
      <style:text-properties fo:color="#000000"/>
    </style:style>
    <style:style style:name="T38" style:family="text">
      <style:text-properties fo:color="#000000" officeooo:rsid="009cf844"/>
    </style:style>
    <style:style style:name="T39" style:family="text">
      <style:text-properties fo:color="#000000" fo:font-style="italic" officeooo:rsid="009cf844" style:font-style-asian="italic" style:font-style-complex="italic"/>
    </style:style>
    <style:style style:name="T40" style:family="text">
      <style:text-properties fo:color="#000000" officeooo:rsid="009ec305"/>
    </style:style>
    <style:style style:name="T41" style:family="text">
      <style:text-properties fo:color="#000000" officeooo:rsid="009f9ecf"/>
    </style:style>
    <style:style style:name="T42" style:family="text">
      <style:text-properties fo:color="#000000" officeooo:rsid="00a0e30c"/>
    </style:style>
    <style:style style:name="T43" style:family="text">
      <style:text-properties fo:color="#000000" officeooo:rsid="00a15ef2"/>
    </style:style>
    <style:style style:name="T44" style:family="text">
      <style:text-properties fo:color="#000000" officeooo:rsid="00a307f6"/>
    </style:style>
    <style:style style:name="T45" style:family="text">
      <style:text-properties fo:color="#000000" officeooo:rsid="00a60de2"/>
    </style:style>
    <style:style style:name="T46" style:family="text">
      <style:text-properties fo:color="#ff3333" fo:font-weight="bold" style:font-weight-asian="bold" style:font-weight-complex="bold"/>
    </style:style>
    <style:style style:name="T47" style:family="text">
      <style:text-properties fo:color="#6666ff"/>
    </style:style>
    <style:style style:name="T48" style:family="text">
      <style:text-properties fo:color="#3333ff"/>
    </style:style>
    <style:style style:name="T49" style:family="text">
      <style:text-properties fo:color="#cc3300"/>
    </style:style>
    <style:style style:name="T50" style:family="text">
      <style:text-properties fo:color="#cc3300"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text:span text:style-name="T1">Module : Compilation </text:span></text:p>
      <text:p text:style-name="P1"/>
      <text:p text:style-name="P4"/>
      <text:p text:style-name="P4"/>
      <text:p text:style-name="P4">TP<text:span text:style-name="T2"> :</text:span> <text:span text:style-name="T3">Recherche d'informations</text:span></text:p>
      <text:p text:style-name="P6">I<text:span text:style-name="T2">mplémentation d'un analyseur de corpus de documents scientifiques</text:span></text:p>
      <text:p text:style-name="P27"/>
      <text:p text:style-name="P2"/>
      <text:p text:style-name="P2"/>
      <text:p text:style-name="P2"/>
      <text:p text:style-name="P2"/>
      <text:p text:style-name="P2"/>
      <text:p text:style-name="P2"/>
      <text:p text:style-name="P2"/>
      <text:p text:style-name="P2">Réalisé par : </text:p>
      <text:p text:style-name="P3"><text:tab/>Ait Bachir Samy</text:p>
      <text:p text:style-name="P3"><text:tab/>Benchenouf Mohamed</text:p>
      <text:p text:style-name="P3"/>
      <text:p text:style-name="P3"/>
      <text:p text:style-name="P3"/>
      <text:p text:style-name="P3"/>
      <text:h text:style-name="P28" text:outline-level="1"><text:soft-page-break/>Introduction :</text:h>
      <text:p text:style-name="P8"><text:tab/><text:span text:style-name="T4">Dans le cadre des TP de compilation, il a été demandé implémenter un analyseur lexical, syntaxique, et sémantique de corpus de documents scientifique, puis d'utiliser les documents validés par cette analyse, afin d'extraire certaines informations.</text:span></text:p>
      <text:p text:style-name="P8"><text:span text:style-name="T4"><text:tab/>Ce rapport présentera les façons utilisées pour implémenter les différentes partie de ce TP, a commencer par la partie de l'analyse du document, constituée de l'analyse lexicale, syntaxique puis sémantique, pour passer en suite au programme offrant les outils permettant d’extraire les informations des documents validés.</text:span></text:p>
      <text:h text:style-name="P29" text:outline-level="1">Implémentation</text:h>
      <text:h text:style-name="P30" text:outline-level="2"><text:span text:style-name="T22">Analyseur de documents</text:span><text:tab/></text:h>
      <text:p text:style-name="P9"><text:span text:style-name="T5">Tous d'abord, avant de pouvoir passer à la recherche d'information a proprement parler dans un corpus, il faut analyser les documents du corpus afin de déterminer quels documents sont valides et quels documents sont a laisser de coté ou a corriger (selon le vouloir de l'utilisateur), pour ça nous devons créer un analyseur capable de déterminer si un document est bien formé.</text:span></text:p>
      <text:p text:style-name="P9"><text:span text:style-name="T5"><text:tab/>Cet analyseur peut être divisé en trois partie principales :</text:span></text:p>
      <text:list xml:id="list4960500800130656019" text:style-name="L1">
        <text:list-item>
          <text:p text:style-name="P10">L'analyse lexicale : dont le but est de séparer chaque entité lexicale du corpus et de vérifier si celle ci est valide.</text:p>
        </text:list-item>
        <text:list-item>
          <text:p text:style-name="P10">L'analyse syntaxique : dont le but est de prendre une suite d'entités lexicales et de déterminer si l'ordre dans lequel elles sont agencées est un ordre valide.</text:p>
        </text:list-item>
        <text:list-item>
          <text:p text:style-name="P10">L'analyse sémantique : qui a pour but de déterminer si certaines entités ont lieu d'exister ou non dans le documents par rapport au sens qu'elles ont dans ce dernier.</text:p>
        </text:list-item>
      </text:list>
      <text:h text:style-name="P31" text:outline-level="3">Analyse Lexicale</text:h>
      <text:p text:style-name="P9"><text:tab/><text:span text:style-name="T22">L'analyse lexicale d'un document permettra donc de dire si les entités du document sont bien des entités valides du point de vu lexical, c'est a dire que cette analyse aura pour but de transmettre a la phase suivante des entités lexicalement correctes pour poursuivre l'analyse du document si toutes les entités dont bien formées, ou d'invalider le document dans le cas contraire.</text:span></text:p>
      <text:p text:style-name="P9"><text:span text:style-name="T22"><text:tab/>Pour implémenter l'analyseur lexical de documents scientifique, le programme </text:span><text:span text:style-name="T6">flex</text:span><text:span text:style-name="T22"> a été utiliser.</text:span></text:p>
      <text:p text:style-name="P9"><text:span text:style-name="T22"><text:tab/></text:span><text:span text:style-name="T6">Flex</text:span><text:span text:style-name="T22"> est générateur d'analyseurs lexicaux de </text:span><text:span text:style-name="T6">GNU</text:span><text:span text:style-name="T22">, qui grâce a sa reconnaissance des langages réguliers, et au expressions rationnelles, permet de générer des programmes reconnaissant les mots d'un langage.</text:span></text:p>
      <text:p text:style-name="P11"><text:span text:style-name="T22"><text:tab/> L'implémentation de l'analyseur lexical (</text:span><text:span text:style-name="T6">ProjetCompil.l</text:span><text:span text:style-name="T22">) est triviale, elle permet de reconnaître les éléments lexicaux suivants :</text:span></text:p>
      <text:list xml:id="list8107167489442406953" text:style-name="L2">
        <text:list-item>
          <text:p text:style-name="P12"><text:soft-page-break/>Les points : « . » et les codifies Point</text:p>
        </text:list-item>
        <text:list-item>
          <text:p text:style-name="P12">Les virgules : « , » et les codifies Virgule</text:p>
        </text:list-item>
        <text:list-item>
          <text:p text:style-name="P12">Les sauts de ligne : « \n » et les codifies SL</text:p>
        </text:list-item>
        <text:list-item>
          <text:p text:style-name="P12">Les espaces : «  » et les codifies Space</text:p>
        </text:list-item>
        <text:list-item>
          <text:p text:style-name="P12">Les tabulations : « \t » et les codifies Tabulation</text:p>
        </text:list-item>
        <text:list-item>
          <text:p text:style-name="P12">Les mots clés : TITLE, AUTHORS, ABSTRACT, KEYWORDS, INTRODUCTION, RELATEDWORKS, CONCEPTION, EXPERIMENTALRESULTS, CONCLUSION, REFERENCES, et les codifies respectivement : TITLE, AUTHORS, ABSTRACT, KEYWORDS, INTRODUCTION, RELATEDWORKS, CONCEPTION, EXPERIMENTALRESULTS, CONCLUSION, REFERENCES.</text:p>
        </text:list-item>
        <text:list-item>
          <text:p text:style-name="P12">Les mots simples : Mots composés de lettres et de chiffres (qui commencent par une lettre) <text:span text:style-name="T23">et les </text:span>codifies <text:span text:style-name="T23">Word</text:span></text:p>
        </text:list-item>
        <text:list-item>
          <text:p text:style-name="P13">Les mots composés : Mots composés de deux mot simples séparrés par un trait d'union « - » et les codifies CompoundWord</text:p>
        </text:list-item>
        <text:list-item>
          <text:p text:style-name="P13">Les ponctuation : « ?!;: » et les codifies Ponctuation</text:p>
        </text:list-item>
        <text:list-item>
          <text:p text:style-name="P14">Les références : nombres entiers entre crochets et les codifies Ref</text:p>
        </text:list-item>
      </text:list>
      <text:p text:style-name="P15"/>
      <text:p text:style-name="P16"><text:tab/><text:span text:style-name="T24">Ces entités, une fois reconnues, sont retournées codifiés, tel qu'il est dis si dessus, à l'analyseur syntaxique/sémantique, et les entités non reconnues génèrent un affichage du message d'erreur « Erreur lexical: élément non reconnut </text:span><text:span text:style-name="T7">entité</text:span><text:span text:style-name="T24"> ligne </text:span><text:span text:style-name="T7">ligne</text:span><text:span text:style-name="T24"> colonne </text:span><text:span text:style-name="T7">colonne</text:span><text:span text:style-name="T24"> position </text:span><text:span text:style-name="T7">position</text:span><text:span text:style-name="T24"> »  ou </text:span><text:span text:style-name="T7">entité </text:span><text:span text:style-name="T13">est l'entité non reconnue, </text:span><text:span text:style-name="T8">ligne </text:span><text:span text:style-name="T13"><text:s/>est la ligne a laquelle il se trouve, </text:span><text:span text:style-name="T8">colonne </text:span><text:span text:style-name="T13">est la colonne a laquelle il se trouve, et </text:span><text:span text:style-name="T8">position </text:span><text:span text:style-name="T13">est la position a laquelle il se trouve.</text:span></text:p>
      <text:p text:style-name="P17"><text:span text:style-name="T13"><text:tab/></text:span><text:span text:style-name="T14">L'analyseur lexical a besoin donc de variables pour manipuler les numéros de lignes, colonnes, ainsi que la position a laquelle se trouve une entité. </text:span><text:span text:style-name="T15">De plus l'analyseur a besoin de certaines fonctions C tels que </text:span><text:span text:style-name="T9">strlen</text:span><text:span text:style-name="T15"> ou </text:span><text:span text:style-name="T9">strdup</text:span><text:span text:style-name="T14"> , </text:span><text:span text:style-name="T15">il a donc besoin d'avoir accès aux prototypes de ses fonctions.</text:span></text:p>
      <text:p text:style-name="P17"><text:span text:style-name="T15"><text:tab/>La première partie du fichier </text:span><text:span text:style-name="T14"><text:s/></text:span><text:span text:style-name="T6">ProjetCompil.l </text:span><text:span text:style-name="T15">est celle qui s'occupe de la déclaration de variables et de macros et de l'inclusion des bibliothèques C nécessaires :</text:span></text:p>
      <text:p text:style-name="P35">%{</text:p>
      <text:p text:style-name="P39"><text:span text:style-name="T26">#include </text:span><text:span text:style-name="T27">&lt;</text:span><text:span text:style-name="T29">stdlib.h</text:span><text:span text:style-name="T27">&gt;</text:span></text:p>
      <text:p text:style-name="P39"><text:span text:style-name="T26">#include </text:span><text:span text:style-name="T27">&lt;</text:span><text:span text:style-name="T29">stdio.h</text:span><text:span text:style-name="T27">&gt;</text:span></text:p>
      <text:p text:style-name="P39"><text:span text:style-name="T26">#include </text:span><text:span text:style-name="T27">&lt;</text:span><text:span text:style-name="T29">string.h</text:span><text:span text:style-name="T27">&gt;</text:span></text:p>
      <text:p text:style-name="P39"><text:span text:style-name="T26">#include </text:span><text:span text:style-name="T27">&lt;</text:span><text:span text:style-name="T29">time.h</text:span><text:span text:style-name="T27">&gt;</text:span></text:p>
      <text:p text:style-name="P39"><text:span text:style-name="T26">#include </text:span><text:span text:style-name="T27">"</text:span><text:span text:style-name="T29">ProjetCompil.tab.h</text:span><text:span text:style-name="T27">"</text:span></text:p>
      <text:p text:style-name="P39"><text:span text:style-name="T28">int</text:span> ligne<text:span text:style-name="T30">=</text:span><text:span text:style-name="T31">0</text:span><text:span text:style-name="T30">,</text:span> col<text:span text:style-name="T30">=</text:span><text:span text:style-name="T31">0</text:span><text:span text:style-name="T30">,</text:span>pos<text:span text:style-name="T30">=</text:span><text:span text:style-name="T31">0</text:span><text:span text:style-name="T32">;</text:span></text:p>
      <text:p text:style-name="P39"><text:span text:style-name="T28">extern</text:span> YYSTYPE yylval<text:span text:style-name="T32">;</text:span> </text:p>
      <text:p text:style-name="P37">%}</text:p>
      <text:h text:style-name="P32" text:outline-level="3"><text:soft-page-break/><text:span text:style-name="T16">Analyse Syntaxique</text:span></text:h>
      <text:p text:style-name="P18"><text:span text:style-name="T16"><text:tab/></text:span><text:span text:style-name="T17">Après l'analyse lexicales des documents, les entités lexicales codifiés sont envoyés a l'analyseur syntaxique qui lui s'occupe de valider l’agencement de ces entités dans le document.</text:span></text:p>
      <text:p text:style-name="P18"><text:span text:style-name="T17"><text:tab/>Pour implémenter l’analyseur syntaxique de documents scientifique le programme </text:span><text:span text:style-name="T10">Bison</text:span><text:span text:style-name="T17"> a été utilisé.</text:span></text:p>
      <text:p text:style-name="P19"><text:span text:style-name="T17"><text:tab/></text:span><text:span text:style-name="T11">Bison </text:span><text:span text:style-name="T18">est un générateur d'analyseurs syntaxiques et sémantique de </text:span><text:span text:style-name="T11">GNU, </text:span><text:span text:style-name="T18">il est issus du programme </text:span><text:span text:style-name="T11">YACC (Yet Another Compiler Compiler) <text:s/></text:span><text:span text:style-name="T18">qu'il améliore, et grâce à sa reconnaissance de langages non contextuels et de grammaire non contextuelles ( Grammaire </text:span><text:span text:style-name="T11">LALR </text:span><text:span text:style-name="T18">) </text:span><text:span text:style-name="T19">permet de générer des générer des programmes reconnaissant les phrases d'un langage.</text:span></text:p>
      <text:p text:style-name="P20"><text:span text:style-name="T19"><text:tab/></text:span><text:span text:style-name="T20">L'implémentation de l'analyseur syntaxique (</text:span><text:span text:style-name="T12">ProjetCompil.y</text:span><text:span text:style-name="T20">) se base essentiellement sur la grammaire. Grammaire qui utilise les entités lexicale codifiées pour vérifié l’ordonnancement de celles-ci.</text:span></text:p>
      <text:p text:style-name="P21"><text:span text:style-name="T20"><text:tab/></text:span><text:span text:style-name="T21">Dans cette implémentation d'analyseur syntaxique de documents scientifiques, la grammaire LALR utilisée est la suivante :</text:span></text:p>
      <text:p text:style-name="P34"><text:span text:style-name="T46">CorpusDoc</text:span><text:span text:style-name="T33"> </text:span><text:span text:style-name="T34">:</text:span><text:span text:style-name="T33"> RTITLE RAUTHORS RABSTRACT RKEYWORDS RINTRODUCTION RRELATEDWORKS RCONCEPTION REXPERIMENTALRESULTS RCONCLUSION RREFERENCES </text:span><text:span text:style-name="T34">;</text:span></text:p>
      <text:p text:style-name="P40"><text:span text:style-name="T46">RTITLE</text:span><text:span text:style-name="T33"> </text:span><text:span text:style-name="T34">:</text:span><text:span text:style-name="T33"> TITLE Space ListeMot SL </text:span><text:span text:style-name="T34">;</text:span></text:p>
      <text:p text:style-name="P40"><text:span text:style-name="T46">ListeMot</text:span><text:span text:style-name="T33"> </text:span><text:span text:style-name="T34">:</text:span><text:span text:style-name="T33"> ListeMot Space Mot </text:span><text:span text:style-name="T28">|</text:span><text:span text:style-name="T33"> Mot </text:span><text:span text:style-name="T34">;</text:span></text:p>
      <text:p text:style-name="P40"><text:span text:style-name="T46">Mot</text:span><text:span text:style-name="T33"> </text:span><text:span text:style-name="T34">:</text:span><text:span text:style-name="T33"> Word </text:span><text:span text:style-name="T28">|</text:span><text:span text:style-name="T33"> CompoundWord </text:span><text:span text:style-name="T34">;</text:span></text:p>
      <text:p text:style-name="P40"><text:span text:style-name="T46">RABSTRACT</text:span><text:span text:style-name="T33"> </text:span><text:span text:style-name="T34">:</text:span><text:span text:style-name="T33"> ABSTRACT Space ListeMotParagraphe </text:span></text:p>
      <text:p text:style-name="P40"><text:span text:style-name="T46">ListeMotParagraphe</text:span><text:span text:style-name="T33"> </text:span><text:span text:style-name="T34">:</text:span><text:span text:style-name="T33"> PonctuationMot MotPointFinal <text:s/>SL </text:span><text:span text:style-name="T28">|</text:span><text:span text:style-name="T33"> MotPointFinal <text:s/>SL </text:span><text:span text:style-name="T34">;</text:span><text:span text:style-name="T33"> </text:span></text:p>
      <text:p text:style-name="P40"><text:span text:style-name="T46">MotPointFinal</text:span><text:span text:style-name="T33"> </text:span><text:span text:style-name="T34">:</text:span><text:span text:style-name="T33"> Mot Point </text:span><text:span text:style-name="T34">;</text:span></text:p>
      <text:p text:style-name="P40"><text:span text:style-name="T46">PonctuationMot</text:span><text:span text:style-name="T34">:</text:span> <text:span text:style-name="T35">PonctuationMot</text:span> <text:span text:style-name="T35">Mot</text:span> <text:span text:style-name="T35">EspacePonc</text:span> <text:span text:style-name="T50">|</text:span> <text:span text:style-name="T35">Mot</text:span> <text:span text:style-name="T35">EspacePonc</text:span> <text:span text:style-name="T34">;</text:span></text:p>
      <text:p text:style-name="P40"><text:span text:style-name="T46">EspacePonc</text:span><text:span text:style-name="T33"> </text:span><text:span text:style-name="T34">:</text:span><text:span text:style-name="T33"> Space </text:span><text:span text:style-name="T28">|</text:span><text:span text:style-name="T33"> Ponctuation Space </text:span><text:span text:style-name="T28">|</text:span><text:span text:style-name="T33"> Virgule Space </text:span><text:span text:style-name="T34">;</text:span></text:p>
      <text:p text:style-name="P40"><text:span text:style-name="T46">RAUTHORS</text:span><text:span text:style-name="T33"> </text:span><text:span text:style-name="T34">:</text:span><text:span text:style-name="T33"> AUTHORS Space ListeMotVirguleAuteur Point SL </text:span><text:span text:style-name="T34">;</text:span></text:p>
      <text:p text:style-name="P40"><text:span text:style-name="T46">ListeMotVirguleAuteur</text:span><text:span text:style-name="T33"> </text:span><text:span text:style-name="T34">:</text:span><text:span text:style-name="T33"> ListeMotVirguleAuteur Virgule Space Mot Space Mot </text:span><text:span text:style-name="T28">|</text:span><text:span text:style-name="T33"> Mot Space Mot </text:span><text:span text:style-name="T34">;</text:span></text:p>
      <text:p text:style-name="P40"><text:span text:style-name="T46">RKEYWORDS</text:span><text:span text:style-name="T33"> </text:span><text:span text:style-name="T34">:</text:span><text:span text:style-name="T33"> KEYWORDS Space ListMotVirgule Point SL</text:span><text:span text:style-name="T34">;</text:span></text:p>
      <text:p text:style-name="P40"><text:span text:style-name="T46">ListMotVirgule</text:span><text:span text:style-name="T33"> </text:span><text:span text:style-name="T34">:</text:span><text:span text:style-name="T33"> ListMotVirgule Virgule Space Mot </text:span><text:span text:style-name="T28">|</text:span><text:span text:style-name="T33"> Mot </text:span><text:span text:style-name="T34">;</text:span></text:p>
      <text:p text:style-name="P40"><text:span text:style-name="T46">RINTRODUCTION</text:span><text:span text:style-name="T33"> </text:span><text:span text:style-name="T34">:</text:span><text:span text:style-name="T33"> INTRODUCTION SL ListeMotRefParagraphe </text:span><text:span text:style-name="T34">;</text:span></text:p>
      <text:p text:style-name="P40"><text:span text:style-name="T46">RRELATEDWORKS</text:span><text:span text:style-name="T33"> </text:span><text:span text:style-name="T34">:</text:span><text:span text:style-name="T33"> RELATEDWORKS SL ListeMotRefParagraphe </text:span><text:span text:style-name="T34">;</text:span></text:p>
      <text:p text:style-name="P40"><text:span text:style-name="T46">RCONCEPTION</text:span><text:span text:style-name="T33"> </text:span><text:span text:style-name="T34">:</text:span><text:span text:style-name="T33"> CONCEPTION SL ListeMotRefParagraphe </text:span><text:span text:style-name="T34">;</text:span></text:p>
      <text:p text:style-name="P40"><text:span text:style-name="T46">REXPERIMENTALRESULTS</text:span><text:span text:style-name="T33"> </text:span><text:span text:style-name="T34">:</text:span><text:span text:style-name="T33"> EXPERIMENTALRESULTS SL ListeMotRefParagraphe </text:span><text:span text:style-name="T34">;</text:span></text:p>
      <text:p text:style-name="P40"><text:span text:style-name="T46">RCONCLUSION</text:span><text:span text:style-name="T33"> </text:span><text:span text:style-name="T34">:</text:span><text:span text:style-name="T33"> CONCLUSION SL ListeMotRefParagraphe </text:span><text:span text:style-name="T34">;</text:span></text:p>
      <text:p text:style-name="P40"><text:span text:style-name="T46">RREFERENCES</text:span><text:span text:style-name="T33"> </text:span><text:span text:style-name="T34">:</text:span><text:span text:style-name="T33"> REFERENCES SL ListeReference </text:span><text:span text:style-name="T34">;</text:span></text:p>
      <text:p text:style-name="P40"><text:span text:style-name="T46">ListeReference</text:span><text:span text:style-name="T33"> </text:span><text:span text:style-name="T34">:</text:span><text:span text:style-name="T33"> ListeReference <text:s/>RRef </text:span><text:span text:style-name="T28">|</text:span><text:span text:style-name="T33"> RRef </text:span><text:span text:style-name="T34">;</text:span></text:p>
      <text:p text:style-name="P40"><text:span text:style-name="T46">RRef</text:span><text:span text:style-name="T33"> </text:span><text:span text:style-name="T34">:</text:span><text:span text:style-name="T33"> <text:s/>Ref Tabulation SuiteDeMot SL </text:span><text:span text:style-name="T34">;</text:span></text:p>
      <text:p text:style-name="P40"><text:span text:style-name="T46">SuiteDeMot</text:span><text:span text:style-name="T33"> </text:span><text:span text:style-name="T34">:</text:span><text:span text:style-name="T33"> Mot Space SuiteDeMot </text:span><text:span text:style-name="T28">|</text:span><text:span text:style-name="T33"> Mot Point </text:span><text:span text:style-name="T34">;</text:span></text:p>
      <text:p text:style-name="P40"><text:span text:style-name="T46">ListeMotRefParagraphe</text:span><text:span text:style-name="T33"> </text:span><text:span text:style-name="T34">:</text:span><text:span text:style-name="T33"> ListeMotRefParagraphe PonctuationMotRef MotPoint <text:s/>SL </text:span><text:span text:style-name="T28">|</text:span><text:span text:style-name="T33"> </text:span><text:span text:style-name="T46">PonctuationMotRef</text:span><text:span text:style-name="T33"> MotPoint <text:s/>SL </text:span><text:span text:style-name="T28">|</text:span><text:span text:style-name="T33"> MotPoint <text:s/>SL </text:span><text:span text:style-name="T34">;</text:span><text:span text:style-name="T33"> </text:span></text:p>
      <text:p text:style-name="P40"><text:span text:style-name="T46">MotPoint</text:span><text:span text:style-name="T33"> </text:span><text:span text:style-name="T34">:</text:span><text:span text:style-name="T33"> Mot Point </text:span><text:span text:style-name="T28">|</text:span><text:span text:style-name="T33"> Mot Ref Point </text:span><text:span text:style-name="T34">;</text:span></text:p>
      <text:p text:style-name="P40"><text:span text:style-name="T46">PonctuationMotRef</text:span><text:span text:style-name="T34">:</text:span> <text:span text:style-name="T35">PonctuationMotRef</text:span> <text:span text:style-name="T35">Mot</text:span> <text:span text:style-name="T35">EspaceRefPonc</text:span> <text:span text:style-name="T50">|</text:span> <text:span text:style-name="T35">Mot</text:span> <text:span text:style-name="T35">EspaceRefPonc</text:span> <text:span text:style-name="T34">;</text:span></text:p>
      <text:p text:style-name="P40"><text:span text:style-name="T46">EspaceRefPonc</text:span><text:span text:style-name="T33"> </text:span><text:span text:style-name="T34">:</text:span><text:span text:style-name="T33"> Ref Space </text:span><text:span text:style-name="T28">|</text:span><text:span text:style-name="T33"> Ponctuation Space </text:span><text:span text:style-name="T28">|</text:span><text:span text:style-name="T33">Space </text:span><text:span text:style-name="T28">|</text:span><text:span text:style-name="T33"> Virgule Space </text:span><text:span text:style-name="T34">;</text:span></text:p>
      <text:p text:style-name="P38"><text:span text:style-name="T46">PonctuationMotRef</text:span><text:span text:style-name="T33"> <text:s/></text:span><text:span text:style-name="T34">:</text:span><text:span text:style-name="T33"> Ponctuation </text:span><text:span text:style-name="T28">|</text:span><text:span text:style-name="T33"> Space Mot </text:span><text:span text:style-name="T28">|</text:span><text:span text:style-name="T33"> Ref </text:span><text:span text:style-name="T34">;</text:span></text:p>
      <text:p text:style-name="P33"><text:span text:style-name="T33"/></text:p>
      <text:p text:style-name="P22"><text:span text:style-name="T36"><text:tab/></text:span><text:span text:style-name="T38">L'axiome de cette grammaire est </text:span><text:span text:style-name="T39">CorpusDoc</text:span><text:span text:style-name="T38">, la règle de l'axiome signifie qu'un document est </text:span><text:soft-page-break/><text:span text:style-name="T38">composé </text:span><text:span text:style-name="T40">des ensemble d'éléments (phrases du langage) suivants :</text:span></text:p>
      <text:list xml:id="list1078676741380142279" text:style-name="L3">
        <text:list-item>
          <text:p text:style-name="P23"><text:span text:style-name="T38">R</text:span><text:span text:style-name="T37">TITLE : cet ensemble est composé, </text:span><text:span text:style-name="T42">dans l'ordre </text:span><text:span text:style-name="T43">(comme toute les autres règles)</text:span><text:span text:style-name="T42">,</text:span><text:span text:style-name="T37"> du mot clé TITLE suivit d'un espace puis d'une liste de mots (composée de mots séparés par des espaces) et enfin un saut de ligne « SL »</text:span></text:p>
        </text:list-item>
        <text:list-item>
          <text:p text:style-name="P24"><text:span text:style-name="T37">RAUTHORS : cet ensemble est composé du mot clé AUTHORS, un espace, une liste de nom</text:span><text:span text:style-name="T43">s</text:span><text:span text:style-name="T37"> est prénoms d'auteurs ( nom et prénom séparés par un espace, et deux auteurs séparés par une virgule suivie d'un espace) </text:span><text:span text:style-name="T42">terminée</text:span><text:span text:style-name="T41"> par un point puis finalement un saut de ligne</text:span></text:p>
        </text:list-item>
        <text:list-item>
          <text:p text:style-name="P24"><text:span text:style-name="T41">RABSTRACT :</text:span><text:span text:style-name="T37"> </text:span><text:span text:style-name="T42">est composé du mot clé </text:span><text:span text:style-name="T43">ABSTRACT, </text:span><text:span text:style-name="T45">un espace et une liste de mots séparés ou par des ponctuations (chaque ponctuation est suivie d'un espace) ou par des espaces </text:span></text:p>
        </text:list-item>
        <text:list-item>
          <text:p text:style-name="P25"><text:span text:style-name="T37">RKEYWORDS : est composé du mot clé KEYWORDS, d'un espace, puis d'une liste de mots </text:span><text:span text:style-name="T44">séparés par des virgules (ListMotVirgule) puis se termine par un point et un saut de ligne</text:span></text:p>
        </text:list-item>
        <text:list-item>
          <text:p text:style-name="P26"><text:span text:style-name="T37">RINTRODUCTION :</text:span></text:p>
        </text:list-item>
      </text:list>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24pt"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41:19.859046213</meta:creation-date>
    <dc:date>2015-01-12T19:29:10.027381035</dc:date>
    <meta:editing-duration>P1DT4H46M41S</meta:editing-duration>
    <meta:editing-cycles>129</meta:editing-cycles>
    <meta:generator>LibreOffice/4.2.7.2$Linux_X86_64 LibreOffice_project/420m0$Build-2</meta:generator>
    <meta:document-statistic meta:table-count="0" meta:image-count="0" meta:object-count="0" meta:page-count="5" meta:paragraph-count="82" meta:word-count="1241" meta:character-count="8024" meta:non-whitespace-character-count="6845"/>
  </office:meta>
</office:document-meta>
</file>